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1000001F50000008E4017BDF6.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rsid="00545a2a" officeooo:paragraph-rsid="00545a2a"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Standard">
      <style:paragraph-properties fo:text-align="justify" style:justify-single-word="false"/>
      <style:text-properties style:font-name="Georgia" style:font-name-asian="Georgia1" style:font-name-complex="Georgia1"/>
    </style:style>
    <style:style style:name="P7" style:family="paragraph" style:parent-style-name="Standard">
      <style:paragraph-properties fo:text-align="justify" style:justify-single-word="false"/>
      <style:text-properties officeooo:paragraph-rsid="003680dc"/>
    </style:style>
    <style:style style:name="P8" style:family="paragraph" style:parent-style-name="Standard">
      <style:paragraph-properties fo:text-align="justify" style:justify-single-word="false"/>
      <style:text-properties officeooo:paragraph-rsid="0060b8cb"/>
    </style:style>
    <style:style style:name="P9" style:family="paragraph" style:parent-style-name="Standard">
      <style:paragraph-properties fo:text-align="justify" style:justify-single-word="false"/>
      <style:text-properties officeooo:paragraph-rsid="00545a2a"/>
    </style:style>
    <style:style style:name="P10" style:family="paragraph" style:parent-style-name="Standard">
      <style:paragraph-properties fo:text-align="justify" style:justify-single-word="false"/>
      <style:text-properties officeooo:paragraph-rsid="00428b2c"/>
    </style:style>
    <style:style style:name="P11" style:family="paragraph" style:parent-style-name="Standard">
      <style:paragraph-properties fo:text-align="justify" style:justify-single-word="false"/>
      <style:text-properties officeooo:paragraph-rsid="00379c43"/>
    </style:style>
    <style:style style:name="P12" style:family="paragraph" style:parent-style-name="Standard">
      <style:paragraph-properties fo:text-align="start" style:justify-single-word="false"/>
      <style:text-properties officeooo:paragraph-rsid="00379c43"/>
    </style:style>
    <style:style style:name="P13" style:family="paragraph" style:parent-style-name="Standard">
      <style:paragraph-properties fo:text-align="end" style:justify-single-word="false"/>
      <style:text-properties officeooo:paragraph-rsid="00379c43"/>
    </style:style>
    <style:style style:name="P14"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5" style:family="paragraph" style:parent-style-name="Contents_20_Heading" style:master-page-name="Standard">
      <style:paragraph-properties style:page-number="1" fo:break-before="page"/>
    </style:style>
    <style:style style:name="P16" style:family="paragraph" style:parent-style-name="Contents_20_1">
      <style:paragraph-properties>
        <style:tab-stops>
          <style:tab-stop style:position="15.919cm" style:type="right" style:leader-style="dotted" style:leader-text="."/>
        </style:tab-stops>
      </style:paragraph-properties>
    </style:style>
    <style:style style:name="P17" style:family="paragraph" style:parent-style-name="Contents_20_2">
      <style:paragraph-properties>
        <style:tab-stops>
          <style:tab-stop style:position="15.919cm" style:type="right" style:leader-style="dotted" style:leader-text="."/>
        </style:tab-stops>
      </style:paragraph-properties>
    </style:style>
    <style:style style:name="P18" style:family="paragraph" style:parent-style-name="Contents_20_3">
      <style:paragraph-properties>
        <style:tab-stops>
          <style:tab-stop style:position="15.919cm" style:type="right" style:leader-style="dotted" style:leader-text="."/>
        </style:tab-stops>
      </style:paragraph-properties>
    </style:style>
    <style:style style:name="P19" style:family="paragraph" style:parent-style-name="Standard">
      <style:paragraph-properties fo:text-align="justify" style:justify-single-word="false"/>
      <style:text-properties style:font-name="Georgia" officeooo:rsid="0037bcdb" style:font-name-asian="Georgia1" style:font-name-complex="Georgia1"/>
    </style:style>
    <style:style style:name="P2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45a2a" officeooo:paragraph-rsid="00545a2a"/>
    </style:style>
    <style:style style:name="P21"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22" style:family="paragraph" style:parent-style-name="Standard">
      <style:paragraph-properties fo:text-align="justify" style:justify-single-word="false"/>
      <style:text-properties style:font-name="Georgia" officeooo:paragraph-rsid="00546c91" style:font-name-asian="Georgia1" style:font-name-complex="Georgia1"/>
    </style:style>
    <style:style style:name="P2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45a2a"/>
    </style:style>
    <style:style style:name="P24" style:family="paragraph" style:parent-style-name="Standard">
      <style:paragraph-properties fo:text-align="justify" style:justify-single-word="false"/>
      <style:text-properties officeooo:paragraph-rsid="00641552"/>
    </style:style>
    <style:style style:name="P25" style:family="paragraph" style:parent-style-name="Standard">
      <style:paragraph-properties fo:text-align="justify" style:justify-single-word="false"/>
      <style:text-properties style:font-name="Georgia" style:text-underline-style="solid" style:text-underline-width="auto" style:text-underline-color="font-color" officeooo:rsid="007363e9" officeooo:paragraph-rsid="007363e9" style:font-name-asian="Georgia1" style:font-name-complex="Georgia1"/>
    </style:style>
    <style:style style:name="P26" style:family="paragraph" style:parent-style-name="Standard">
      <style:paragraph-properties fo:text-align="justify" style:justify-single-word="false"/>
      <style:text-properties style:font-name="Georgia" officeooo:paragraph-rsid="00545a2a" style:font-name-asian="Georgia1" style:font-name-complex="Georgia1"/>
    </style:style>
    <style:style style:name="P27" style:family="paragraph" style:parent-style-name="Standard">
      <style:paragraph-properties fo:text-align="justify" style:justify-single-word="false"/>
      <style:text-properties style:font-name="Georgia" officeooo:paragraph-rsid="007363e9" style:font-name-asian="Georgia1" style:font-name-complex="Georgia1"/>
    </style:style>
    <style:style style:name="P28" style:family="paragraph" style:parent-style-name="Standard">
      <style:paragraph-properties fo:margin-left="1.27cm" fo:text-align="justify" style:justify-single-word="false" fo:text-indent="0cm" style:auto-text-indent="false"/>
      <style:text-properties style:font-name="Georgia" officeooo:paragraph-rsid="007363e9" style:font-name-asian="Georgia1" style:font-name-complex="Georgia1"/>
    </style:style>
    <style:style style:name="P29"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30" style:family="paragraph" style:parent-style-name="Standard">
      <style:paragraph-properties fo:text-align="justify" style:justify-single-word="false"/>
      <style:text-properties officeooo:paragraph-rsid="00480d4d"/>
    </style:style>
    <style:style style:name="P3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32" style:family="paragraph" style:parent-style-name="Standard">
      <style:paragraph-properties fo:text-align="justify" style:justify-single-word="false"/>
      <style:text-properties style:font-name="Georgia" officeooo:paragraph-rsid="00641552" style:font-name-asian="Georgia1" style:font-name-complex="Georgia1"/>
    </style:style>
    <style:style style:name="P33" style:family="paragraph" style:parent-style-name="Standard">
      <style:paragraph-properties fo:text-align="justify" style:justify-single-word="false"/>
      <style:text-properties style:font-name="Georgia" officeooo:rsid="0025625d" officeooo:paragraph-rsid="00641552" style:font-name-asian="Georgia1" style:font-name-complex="Georgia1"/>
    </style:style>
    <style:style style:name="P34" style:family="paragraph" style:parent-style-name="Standard" style:list-style-name="L2">
      <style:paragraph-properties fo:text-align="justify" style:justify-single-word="false"/>
      <style:text-properties officeooo:paragraph-rsid="00641552"/>
    </style:style>
    <style:style style:name="P35" style:family="paragraph" style:parent-style-name="Standard" style:list-style-name="L2">
      <style:paragraph-properties fo:text-align="justify" style:justify-single-word="false"/>
      <style:text-properties officeooo:paragraph-rsid="007b5cff"/>
    </style:style>
    <style:style style:name="P36" style:family="paragraph" style:parent-style-name="Standard" style:list-style-name="L2">
      <style:paragraph-properties fo:text-align="justify" style:justify-single-word="false"/>
      <style:text-properties officeooo:paragraph-rsid="006e6aea"/>
    </style:style>
    <style:style style:name="P37" style:family="paragraph" style:parent-style-name="Text_20_body">
      <style:paragraph-properties fo:margin-top="0cm" fo:margin-bottom="0cm" style:contextual-spacing="false" fo:text-align="justify" style:justify-single-word="false"/>
      <style:text-properties style:font-name="Georgia" officeooo:paragraph-rsid="0064d513" style:font-name-asian="Georgia1" style:font-name-complex="Georgia1"/>
    </style:style>
    <style:style style:name="P38"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641552"/>
    </style:style>
    <style:style style:name="P3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64d513"/>
    </style:style>
    <style:style style:name="P40" style:family="paragraph" style:parent-style-name="Standard">
      <style:paragraph-properties fo:text-align="justify" style:justify-single-word="false"/>
      <style:text-properties style:font-name="Georgia" officeooo:rsid="0023ad53" officeooo:paragraph-rsid="00641552" style:font-name-asian="Georgia1" style:font-name-complex="Georgia1"/>
    </style:style>
    <style:style style:name="P41" style:family="paragraph" style:parent-style-name="Standard" style:list-style-name="L5">
      <style:paragraph-properties fo:text-align="justify" style:justify-single-word="false"/>
      <style:text-properties style:font-name="Georgia" officeooo:rsid="0023ad53" officeooo:paragraph-rsid="0064d513" style:font-name-asian="Georgia1" style:font-name-complex="Georgia1"/>
    </style:style>
    <style:style style:name="P42" style:family="paragraph" style:parent-style-name="Standard" style:list-style-name="L5">
      <style:paragraph-properties fo:text-align="justify" style:justify-single-word="false"/>
      <style:text-properties officeooo:paragraph-rsid="0064d513"/>
    </style:style>
    <style:style style:name="P43" style:family="paragraph" style:parent-style-name="Standard" style:list-style-name="L6">
      <style:paragraph-properties fo:text-align="justify" style:justify-single-word="false"/>
      <style:text-properties officeooo:paragraph-rsid="0064d513"/>
    </style:style>
    <style:style style:name="P44" style:family="paragraph" style:parent-style-name="Standard" style:list-style-name="L6">
      <style:paragraph-properties fo:text-align="justify" style:justify-single-word="false"/>
      <style:text-properties style:font-name="Georgia" officeooo:rsid="0023ad53" officeooo:paragraph-rsid="0064d513" style:font-name-asian="Georgia1" style:font-name-complex="Georgia1"/>
    </style:style>
    <style:style style:name="P45" style:family="paragraph" style:parent-style-name="Standard">
      <style:paragraph-properties fo:text-align="justify" style:justify-single-word="false"/>
      <style:text-properties style:font-name="Georgia" officeooo:paragraph-rsid="0064d513" style:font-name-asian="Georgia1" style:font-name-complex="Georgia1"/>
    </style:style>
    <style:style style:name="P4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4e823" officeooo:paragraph-rsid="0074e823"/>
    </style:style>
    <style:style style:name="P47" style:family="paragraph" style:parent-style-name="Standard">
      <style:paragraph-properties fo:text-align="justify" style:justify-single-word="false"/>
      <style:text-properties officeooo:paragraph-rsid="0064d513"/>
    </style:style>
    <style:style style:name="P48" style:family="paragraph" style:parent-style-name="Standard" style:list-style-name="L7">
      <style:paragraph-properties fo:text-align="justify" style:justify-single-word="false"/>
      <style:text-properties officeooo:paragraph-rsid="0064d513"/>
    </style:style>
    <style:style style:name="P49" style:family="paragraph" style:parent-style-name="Standard" style:list-style-name="L7">
      <style:paragraph-properties fo:text-align="justify" style:justify-single-word="false"/>
      <style:text-properties style:font-name="Georgia" officeooo:rsid="0023ad53" officeooo:paragraph-rsid="0064d513" style:font-name-asian="Georgia1" style:font-name-complex="Georgia1"/>
    </style:style>
    <style:style style:name="P50" style:family="paragraph" style:parent-style-name="Standard" style:list-style-name="L8">
      <style:paragraph-properties fo:text-align="justify" style:justify-single-word="false"/>
      <style:text-properties style:font-name="Georgia" officeooo:rsid="0064d513" officeooo:paragraph-rsid="0064d513" style:font-name-asian="Georgia1" style:font-name-complex="Georgia1"/>
    </style:style>
    <style:style style:name="P5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64d513"/>
    </style:style>
    <style:style style:name="P52"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753f35"/>
    </style:style>
    <style:style style:name="P53" style:family="paragraph" style:parent-style-name="Standard">
      <style:paragraph-properties fo:text-align="justify" style:justify-single-word="false"/>
      <style:text-properties style:font-name="Georgia" officeooo:rsid="0023ad53" officeooo:paragraph-rsid="0064d513" style:font-name-asian="Georgia1" style:font-name-complex="Georgia1"/>
    </style:style>
    <style:style style:name="P54" style:family="paragraph" style:parent-style-name="normal" style:list-style-name="L10">
      <style:text-properties officeooo:paragraph-rsid="0064d513"/>
    </style:style>
    <style:style style:name="P55" style:family="paragraph" style:parent-style-name="normal" style:list-style-name="L11">
      <style:text-properties officeooo:paragraph-rsid="0064f4b4"/>
    </style:style>
    <style:style style:name="P56" style:family="paragraph" style:parent-style-name="normal" style:list-style-name="L11">
      <style:text-properties officeooo:paragraph-rsid="00753f35"/>
    </style:style>
    <style:style style:name="P57" style:family="paragraph" style:parent-style-name="Standard">
      <style:paragraph-properties fo:text-align="justify" style:justify-single-word="false"/>
      <style:text-properties officeooo:paragraph-rsid="00546c91"/>
    </style:style>
    <style:style style:name="P58" style:family="paragraph" style:parent-style-name="Standard">
      <style:paragraph-properties fo:text-align="justify" style:justify-single-word="false"/>
      <style:text-properties style:font-name="Georgia" officeooo:paragraph-rsid="00753f35" style:font-name-asian="Georgia1" style:font-name-complex="Georgia1"/>
    </style:style>
    <style:style style:name="P59"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53f35" officeooo:paragraph-rsid="00753f35"/>
    </style:style>
    <style:style style:name="P60" style:family="paragraph" style:parent-style-name="Standard">
      <style:paragraph-properties fo:text-align="justify" style:justify-single-word="false"/>
      <style:text-properties officeooo:paragraph-rsid="00753f35"/>
    </style:style>
    <style:style style:name="P61" style:family="paragraph" style:parent-style-name="normal" style:list-style-name="L12">
      <style:text-properties officeooo:paragraph-rsid="00753f35"/>
    </style:style>
    <style:style style:name="P62" style:family="paragraph" style:parent-style-name="normal" style:list-style-name="L12">
      <style:text-properties officeooo:paragraph-rsid="00799aa3"/>
    </style:style>
    <style:style style:name="P63" style:family="paragraph" style:parent-style-name="Standard" style:list-style-name="L12">
      <style:paragraph-properties fo:text-align="justify" style:justify-single-word="false"/>
      <style:text-properties officeooo:paragraph-rsid="00799aa3"/>
    </style:style>
    <style:style style:name="P64" style:family="paragraph" style:parent-style-name="Standard" style:list-style-name="L12">
      <style:paragraph-properties fo:text-align="justify" style:justify-single-word="false"/>
      <style:text-properties officeooo:paragraph-rsid="0079d632"/>
    </style:style>
    <style:style style:name="P65" style:family="paragraph" style:parent-style-name="normal" style:list-style-name="L12">
      <style:text-properties officeooo:paragraph-rsid="0079d632"/>
    </style:style>
    <style:style style:name="P66" style:family="paragraph" style:parent-style-name="Standard">
      <style:paragraph-properties fo:text-align="justify" style:justify-single-word="false"/>
      <style:text-properties style:font-name="Georgia" officeooo:paragraph-rsid="0064f4b4" style:font-name-asian="Georgia1" style:font-name-complex="Georgia1"/>
    </style:style>
    <style:style style:name="P67"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64f4b4"/>
    </style:style>
    <style:style style:name="P68" style:family="paragraph" style:parent-style-name="Standard">
      <style:paragraph-properties fo:text-align="justify" style:justify-single-word="false"/>
      <style:text-properties style:font-name="Georgia" officeooo:rsid="0023ad53" officeooo:paragraph-rsid="0064f4b4" style:font-name-asian="Georgia1" style:font-name-complex="Georgia1"/>
    </style:style>
    <style:style style:name="P69" style:family="paragraph" style:parent-style-name="Standard" style:list-style-name="L13">
      <style:paragraph-properties fo:text-align="justify" style:justify-single-word="false"/>
      <style:text-properties officeooo:rsid="00763b20" officeooo:paragraph-rsid="00763b20"/>
    </style:style>
    <style:style style:name="P70" style:family="paragraph" style:parent-style-name="Standard" style:list-style-name="L13">
      <style:paragraph-properties fo:text-align="justify" style:justify-single-word="false"/>
      <style:text-properties officeooo:rsid="00783554" officeooo:paragraph-rsid="00783554"/>
    </style:style>
    <style:style style:name="P71" style:family="paragraph" style:parent-style-name="Standard">
      <style:paragraph-properties fo:text-align="justify" style:justify-single-word="false"/>
      <style:text-properties officeooo:paragraph-rsid="0064f4b4"/>
    </style:style>
    <style:style style:name="P72" style:family="paragraph" style:parent-style-name="Heading_20_3" style:list-style-name="L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79d632"/>
    </style:style>
    <style:style style:name="P73" style:family="paragraph" style:parent-style-name="normal" style:list-style-name="L14">
      <style:text-properties officeooo:rsid="00790e60" officeooo:paragraph-rsid="00790e60"/>
    </style:style>
    <style:style style:name="P74" style:family="paragraph" style:parent-style-name="normal" style:list-style-name="L14">
      <style:text-properties officeooo:paragraph-rsid="00664db4"/>
    </style:style>
    <style:style style:name="P75" style:family="paragraph" style:parent-style-name="normal" style:list-style-name="L14">
      <style:text-properties officeooo:paragraph-rsid="00790e60"/>
    </style:style>
    <style:style style:name="P76" style:family="paragraph" style:parent-style-name="normal" style:list-style-name="L15">
      <style:text-properties officeooo:paragraph-rsid="00664db4"/>
    </style:style>
    <style:style style:name="P77" style:family="paragraph" style:parent-style-name="Standard">
      <style:paragraph-properties fo:text-align="justify" style:justify-single-word="false"/>
      <style:text-properties style:font-name="Georgia" officeooo:paragraph-rsid="00664db4" style:font-name-asian="Georgia1" style:font-name-complex="Georgia1"/>
    </style:style>
    <style:style style:name="P78"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664db4"/>
    </style:style>
    <style:style style:name="P79"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6806e9"/>
    </style:style>
    <style:style style:name="P80" style:family="paragraph" style:parent-style-name="Standard">
      <style:paragraph-properties fo:text-align="justify" style:justify-single-word="false"/>
      <style:text-properties style:font-name="Georgia" officeooo:rsid="0023ad53" officeooo:paragraph-rsid="00664db4" style:font-name-asian="Georgia1" style:font-name-complex="Georgia1"/>
    </style:style>
    <style:style style:name="P81" style:family="paragraph" style:parent-style-name="normal" style:list-style-name="L17">
      <style:text-properties officeooo:paragraph-rsid="00664db4"/>
    </style:style>
    <style:style style:name="P82" style:family="paragraph" style:parent-style-name="normal" style:list-style-name="L17">
      <style:text-properties officeooo:paragraph-rsid="007b5cff"/>
    </style:style>
    <style:style style:name="P83" style:family="paragraph" style:parent-style-name="normal" style:list-style-name="L17">
      <style:text-properties officeooo:rsid="007b5cff" officeooo:paragraph-rsid="007b5cff"/>
    </style:style>
    <style:style style:name="P84" style:family="paragraph" style:parent-style-name="normal">
      <style:text-properties style:font-name="Georgia" officeooo:paragraph-rsid="00664db4" style:font-name-asian="Georgia1" style:font-name-complex="Georgia1"/>
    </style:style>
    <style:style style:name="P85"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7b5cff"/>
    </style:style>
    <style:style style:name="P86" style:family="paragraph" style:parent-style-name="normal">
      <style:text-properties officeooo:paragraph-rsid="00664db4"/>
    </style:style>
    <style:style style:name="P87" style:family="paragraph" style:parent-style-name="normal" style:list-style-name="L18">
      <style:text-properties officeooo:paragraph-rsid="00664db4"/>
    </style:style>
    <style:style style:name="P88" style:family="paragraph" style:parent-style-name="normal" style:list-style-name="L18">
      <style:text-properties officeooo:rsid="007b5cff" officeooo:paragraph-rsid="007b5cff"/>
    </style:style>
    <style:style style:name="P89" style:family="paragraph" style:parent-style-name="Standard">
      <style:paragraph-properties fo:text-align="justify" style:justify-single-word="false"/>
      <style:text-properties officeooo:paragraph-rsid="00664db4"/>
    </style:style>
    <style:style style:name="P90"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664db4"/>
    </style:style>
    <style:style style:name="P91" style:family="paragraph" style:parent-style-name="normal" style:list-style-name="L19">
      <style:text-properties officeooo:paragraph-rsid="0069d038"/>
    </style:style>
    <style:style style:name="P92" style:family="paragraph" style:parent-style-name="Standard">
      <style:paragraph-properties fo:text-align="justify" style:justify-single-word="false"/>
      <style:text-properties style:font-name="Georgia" officeooo:paragraph-rsid="006a58d9" style:font-name-asian="Georgia1" style:font-name-complex="Georgia1"/>
    </style:style>
    <style:style style:name="P93"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a58d9" officeooo:paragraph-rsid="006a58d9"/>
    </style:style>
    <style:style style:name="P94" style:family="paragraph" style:parent-style-name="Standard">
      <style:paragraph-properties fo:text-align="justify" style:justify-single-word="false"/>
      <style:text-properties officeooo:paragraph-rsid="006a58d9"/>
    </style:style>
    <style:style style:name="P95" style:family="paragraph" style:parent-style-name="normal">
      <style:text-properties style:font-name="Georgia" officeooo:paragraph-rsid="006a58d9" style:font-name-asian="Georgia1" style:font-name-complex="Georgia1"/>
    </style:style>
    <style:style style:name="P96" style:family="paragraph" style:parent-style-name="Heading_20_3" style:list-style-name="L16" style:master-page-name="">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style:page-number="auto" fo:break-before="auto" fo:break-after="auto" fo:background-color="transparent" fo:keep-with-next="always" style:writing-mode="lr-tb"/>
      <style:text-properties officeooo:rsid="0064d513" officeooo:paragraph-rsid="006a58d9"/>
    </style:style>
    <style:style style:name="P97" style:family="paragraph" style:parent-style-name="Standard">
      <style:paragraph-properties fo:text-align="justify" style:justify-single-word="false"/>
      <style:text-properties officeooo:paragraph-rsid="006b821f"/>
    </style:style>
    <style:style style:name="P98" style:family="paragraph" style:parent-style-name="Standard" style:list-style-name="L20">
      <style:paragraph-properties fo:text-align="justify" style:justify-single-word="false"/>
      <style:text-properties style:font-name="Georgia" officeooo:rsid="0023ad53" officeooo:paragraph-rsid="006b821f" style:font-name-asian="Georgia1" style:font-name-complex="Georgia1"/>
    </style:style>
    <style:style style:name="P99" style:family="paragraph" style:parent-style-name="Standard">
      <style:paragraph-properties fo:text-align="justify" style:justify-single-word="false"/>
      <style:text-properties style:font-name="Georgia" officeooo:rsid="0023ad53" officeooo:paragraph-rsid="006b821f" style:font-name-asian="Georgia1" style:font-name-complex="Georgia1"/>
    </style:style>
    <style:style style:name="P100"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4d513" officeooo:paragraph-rsid="006a58d9"/>
    </style:style>
    <style:style style:name="P101" style:family="paragraph" style:parent-style-name="normal" style:list-style-name="L21">
      <style:text-properties officeooo:paragraph-rsid="006a58d9"/>
    </style:style>
    <style:style style:name="P102" style:family="paragraph" style:parent-style-name="normal">
      <style:text-properties style:font-name="Georgia" officeooo:paragraph-rsid="006b821f" style:font-name-asian="Georgia1" style:font-name-complex="Georgia1"/>
    </style:style>
    <style:style style:name="P103" style:family="paragraph" style:parent-style-name="Heading_20_3" style:list-style-name="L16">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b821f" officeooo:paragraph-rsid="006b821f"/>
    </style:style>
    <style:style style:name="P104" style:family="paragraph" style:parent-style-name="normal" style:list-style-name="L22">
      <style:text-properties officeooo:rsid="006c3dcf" officeooo:paragraph-rsid="006c3dcf"/>
    </style:style>
    <style:style style:name="P105" style:family="paragraph" style:parent-style-name="normal" style:list-style-name="L22">
      <style:text-properties officeooo:rsid="006b821f" officeooo:paragraph-rsid="006b821f"/>
    </style:style>
    <style:style style:name="P106"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paragraph-rsid="006ce17d"/>
    </style:style>
    <style:style style:name="P107" style:family="paragraph" style:parent-style-name="Standard">
      <style:paragraph-properties fo:text-align="justify" style:justify-single-word="false"/>
      <style:text-properties style:font-name="Georgia" officeooo:paragraph-rsid="006ce17d" style:font-name-asian="Georgia1" style:font-name-complex="Georgia1"/>
    </style:style>
    <style:style style:name="P108" style:family="paragraph" style:parent-style-name="Standard">
      <style:paragraph-properties fo:text-align="justify" style:justify-single-word="false"/>
      <style:text-properties officeooo:paragraph-rsid="006ce17d"/>
    </style:style>
    <style:style style:name="P109" style:family="paragraph" style:parent-style-name="Standard">
      <style:paragraph-properties fo:text-align="justify" style:justify-single-word="false"/>
      <style:text-properties style:font-name="Georgia" officeooo:rsid="0025625d" officeooo:paragraph-rsid="006ce17d" style:font-name-asian="Georgia1" style:font-name-complex="Georgia1"/>
    </style:style>
    <style:style style:name="P110" style:family="paragraph" style:parent-style-name="Standard" style:list-style-name="L23">
      <style:paragraph-properties fo:text-align="justify" style:justify-single-word="false"/>
      <style:text-properties officeooo:paragraph-rsid="006ce17d"/>
    </style:style>
    <style:style style:name="P111" style:family="paragraph" style:parent-style-name="Heading_20_2" style:list-style-name="L2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6ce17d"/>
    </style:style>
    <style:style style:name="P112" style:family="paragraph" style:parent-style-name="normal" style:list-style-name="L25">
      <style:text-properties style:font-name="Georgia" officeooo:paragraph-rsid="006e2e1e"/>
    </style:style>
    <style:style style:name="P113" style:family="paragraph" style:parent-style-name="normal">
      <style:paragraph-properties fo:text-align="justify" style:justify-single-word="false"/>
      <style:text-properties officeooo:paragraph-rsid="006e2e1e"/>
    </style:style>
    <style:style style:name="P114" style:family="paragraph" style:parent-style-name="normal">
      <style:paragraph-properties fo:text-align="justify" style:justify-single-word="false"/>
      <style:text-properties style:font-name="Georgia" officeooo:paragraph-rsid="006e2e1e" style:font-name-asian="Georgia1" style:font-name-complex="Georgia1"/>
    </style:style>
    <style:style style:name="P115" style:family="paragraph" style:parent-style-name="Heading_20_2" style:list-style-name="L2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6e2e1e"/>
    </style:style>
    <style:style style:name="P116" style:family="paragraph" style:parent-style-name="Standard">
      <style:paragraph-properties fo:text-align="justify" style:justify-single-word="false"/>
      <style:text-properties officeooo:paragraph-rsid="006e2e1e"/>
    </style:style>
    <style:style style:name="P117" style:family="paragraph" style:parent-style-name="normal" style:list-style-name="L26">
      <style:text-properties officeooo:paragraph-rsid="006e6aea"/>
    </style:style>
    <style:style style:name="P118" style:family="paragraph" style:parent-style-name="normal">
      <style:paragraph-properties fo:text-align="justify" style:justify-single-word="false"/>
      <style:text-properties officeooo:paragraph-rsid="006e6aea"/>
    </style:style>
    <style:style style:name="T1" style:family="text">
      <style:text-properties style:font-name="Georgia" style:font-name-asian="Georgia1" style:font-name-complex="Georgia1"/>
    </style:style>
    <style:style style:name="T2" style:family="text">
      <style:text-properties style:font-name="Georgia" officeooo:rsid="00545a2a"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officeooo:rsid="003593c8"/>
    </style:style>
    <style:style style:name="T5" style:family="text">
      <style:text-properties style:font-name="Georgia" officeooo:rsid="00628937" style:font-name-asian="Georgia1" style:font-name-complex="Georgia1"/>
    </style:style>
    <style:style style:name="T6" style:family="text">
      <style:text-properties style:font-name="Georgia" officeooo:rsid="005feae5" style:font-name-asian="Georgia1" style:font-name-complex="Georgia1"/>
    </style:style>
    <style:style style:name="T7" style:family="text">
      <style:text-properties style:font-name="Georgia" officeooo:rsid="0070537b" style:font-name-asian="Georgia1" style:font-name-complex="Georgia1"/>
    </style:style>
    <style:style style:name="T8" style:family="text">
      <style:text-properties officeooo:rsid="0070537b"/>
    </style:style>
    <style:style style:name="T9" style:family="text">
      <style:text-properties style:font-name="Georgia" fo:font-weight="bold" style:font-name-asian="Georgia1" style:font-weight-asian="bold" style:font-name-complex="Georgia1"/>
    </style:style>
    <style:style style:name="T10" style:family="text">
      <style:text-properties style:font-name="Georgia" officeooo:rsid="0025625d" style:font-name-asian="Georgia1" style:font-name-complex="Georgia1"/>
    </style:style>
    <style:style style:name="T11" style:family="text">
      <style:text-properties style:font-name="Georgia" officeooo:rsid="00725557" style:font-name-asian="Georgia1" style:font-name-complex="Georgia1"/>
    </style:style>
    <style:style style:name="T12" style:family="text">
      <style:text-properties style:font-name="Georgia" officeooo:rsid="007363e9" style:font-name-asian="Georgia1" style:font-name-complex="Georgia1"/>
    </style:style>
    <style:style style:name="T13" style:family="text">
      <style:text-properties officeooo:rsid="007363e9"/>
    </style:style>
    <style:style style:name="T14" style:family="text">
      <style:text-properties officeooo:rsid="006e6aea"/>
    </style:style>
    <style:style style:name="T15" style:family="text">
      <style:text-properties officeooo:rsid="0074ad6e"/>
    </style:style>
    <style:style style:name="T16" style:family="text">
      <style:text-properties style:font-name="Georgia" officeooo:rsid="0074e823" style:font-name-asian="Georgia1" style:font-name-complex="Georgia1"/>
    </style:style>
    <style:style style:name="T17" style:family="text">
      <style:text-properties style:font-name="Georgia" officeooo:rsid="007b5cff" style:font-name-asian="Georgia1" style:font-name-complex="Georgia1"/>
    </style:style>
    <style:style style:name="T18" style:family="text">
      <style:text-properties style:font-name="Georgia" officeooo:rsid="0023ad53" style:font-name-asian="Georgia1" style:font-name-complex="Georgia1"/>
    </style:style>
    <style:style style:name="T19" style:family="text">
      <style:text-properties style:font-name="Georgia" officeooo:rsid="0075008c" style:font-name-asian="Georgia1" style:font-name-complex="Georgia1"/>
    </style:style>
    <style:style style:name="T20" style:family="text">
      <style:text-properties style:font-name="Georgia" officeooo:rsid="0058ecc5" style:font-name-asian="Georgia1" style:font-name-complex="Georgia1"/>
    </style:style>
    <style:style style:name="T21" style:family="text">
      <style:text-properties style:font-name="Georgia" officeooo:rsid="006806e9" style:font-name-asian="Georgia1" style:font-name-complex="Georgia1"/>
    </style:style>
    <style:style style:name="T22" style:family="text">
      <style:text-properties style:font-name="Georgia" officeooo:rsid="006e6aea" style:font-name-asian="Georgia1" style:font-name-complex="Georgia1"/>
    </style:style>
    <style:style style:name="T23" style:family="text">
      <style:text-properties style:font-name="Georgia" fo:font-size="12pt" officeooo:rsid="0023ad53" fo:background-color="#ffff00" loext:char-shading-value="0" style:font-name-asian="Georgia1" style:font-name-complex="Georgia1"/>
    </style:style>
    <style:style style:name="T24" style:family="text">
      <style:text-properties officeooo:rsid="0074e823"/>
    </style:style>
    <style:style style:name="T25" style:family="text">
      <style:text-properties style:font-name="Georgia" officeooo:rsid="00546c91" style:font-name-asian="Georgia1" style:font-name-complex="Georgia1"/>
    </style:style>
    <style:style style:name="T26" style:family="text">
      <style:text-properties officeooo:rsid="00546c91"/>
    </style:style>
    <style:style style:name="T27" style:family="text">
      <style:text-properties officeooo:rsid="0023ad53"/>
    </style:style>
    <style:style style:name="T28" style:family="text">
      <style:text-properties officeooo:rsid="00753f35"/>
    </style:style>
    <style:style style:name="T29" style:family="text">
      <style:text-properties officeooo:rsid="0075008c"/>
    </style:style>
    <style:style style:name="T30" style:family="text">
      <style:text-properties officeooo:rsid="0064d513"/>
    </style:style>
    <style:style style:name="T31" style:family="text">
      <style:text-properties officeooo:rsid="00763b20"/>
    </style:style>
    <style:style style:name="T32" style:family="text">
      <style:text-properties style:font-name="Georgia" officeooo:rsid="00753f35" style:font-name-asian="Georgia1" style:font-name-complex="Georgia1"/>
    </style:style>
    <style:style style:name="T33" style:family="text">
      <style:text-properties style:font-name="Georgia" officeooo:rsid="00763b20" style:font-name-asian="Georgia1" style:font-name-complex="Georgia1"/>
    </style:style>
    <style:style style:name="T34" style:family="text">
      <style:text-properties style:font-name="Georgia" officeooo:rsid="00664db4" style:font-name-asian="Georgia1" style:font-name-complex="Georgia1"/>
    </style:style>
    <style:style style:name="T35" style:family="text">
      <style:text-properties officeooo:rsid="00799aa3"/>
    </style:style>
    <style:style style:name="T36" style:family="text">
      <style:text-properties style:font-name="Georgia" officeooo:rsid="00799aa3" style:font-name-asian="Georgia1" style:font-name-complex="Georgia1"/>
    </style:style>
    <style:style style:name="T37" style:family="text">
      <style:text-properties officeooo:rsid="00664db4"/>
    </style:style>
    <style:style style:name="T38" style:family="text">
      <style:text-properties style:font-name="Georgia" officeooo:rsid="00783554" style:font-name-asian="Georgia1" style:font-name-complex="Georgia1"/>
    </style:style>
    <style:style style:name="T39" style:family="text">
      <style:text-properties style:font-name="Georgia" officeooo:rsid="00790e60" style:font-name-asian="Georgia1" style:font-name-complex="Georgia1"/>
    </style:style>
    <style:style style:name="T40" style:family="text">
      <style:text-properties officeooo:rsid="0079d632"/>
    </style:style>
    <style:style style:name="T41" style:family="text">
      <style:text-properties style:font-name="Georgia" officeooo:rsid="0079d632" style:font-name-asian="Georgia1" style:font-name-complex="Georgia1"/>
    </style:style>
    <style:style style:name="T42" style:family="text">
      <style:text-properties officeooo:rsid="006806e9"/>
    </style:style>
    <style:style style:name="T43" style:family="text">
      <style:text-properties officeooo:rsid="007b5cff"/>
    </style:style>
    <style:style style:name="T44" style:family="text">
      <style:text-properties officeooo:rsid="006a58d9"/>
    </style:style>
    <style:style style:name="T45" style:family="text">
      <style:text-properties officeooo:rsid="0069d038"/>
    </style:style>
    <style:style style:name="T46" style:family="text">
      <style:text-properties style:font-name="Georgia" officeooo:rsid="0069d038" style:font-name-asian="Georgia1" style:font-name-complex="Georgia1"/>
    </style:style>
    <style:style style:name="T47" style:family="text">
      <style:text-properties officeooo:rsid="006b821f"/>
    </style:style>
    <style:style style:name="T48" style:family="text">
      <style:text-properties style:font-name="Georgia" officeooo:rsid="006c3dcf" style:font-name-asian="Georgia1" style:font-name-complex="Georgia1"/>
    </style:style>
    <style:style style:name="T49" style:family="text">
      <style:text-properties officeooo:rsid="003c54e5"/>
    </style:style>
    <style:style style:name="T50" style:family="text">
      <style:text-properties officeooo:rsid="006ce17d"/>
    </style:style>
    <style:style style:name="T51" style:family="text">
      <style:text-properties officeooo:rsid="006e2e1e"/>
    </style:style>
    <style:style style:name="T52" style:family="text">
      <style:text-properties style:font-name="Georgia2" fo:font-size="11pt"/>
    </style:style>
    <style:style style:name="T53" style:family="text">
      <style:text-properties fo:color="#000000" loext:opacity="100%" style:font-name="Georgia2" fo:font-size="11pt" fo:background-color="transparent"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Catalogue du Site</text:p>
      <text:p text:style-name="P5"/>
      <text:p text:style-name="P2"><draw:frame draw:style-name="fr1" draw:name="image6.png" text:anchor-type="as-char" svg:width="10.601cm" svg:height="1.842cm" draw:z-index="20"><draw:image xlink:href="Pictures/100000000000062B000001155D213930.png" xlink:type="simple" xlink:show="embed" xlink:actuate="onLoad" draw:mime-type="image/png"/></draw:frame></text:p>
      <text:p text:style-name="P6"/>
      <text:p text:style-name="P6"/>
      <text:p text:style-name="P7">🖋️ <text:span text:style-name="T1">Créateur : </text:span><text:span text:style-name="T2">Loïs ALLAIRE GOUTTE</text:span><text:span text:style-name="T3"> – </text:span><text:span text:style-name="T2">Responsable Marketing &amp; Design</text:span></text:p>
      <text:p text:style-name="P7">📅 <text:span text:style-name="T1">Date de Création : </text:span><text:span text:style-name="T2">01/02</text:span><text:span text:style-name="T1">/</text:span><text:span text:style-name="T3">2025</text:span></text:p>
      <text:p text:style-name="P6"/>
      <text:p text:style-name="P8">🖋️ <text:span text:style-name="T4">Dernier m</text:span><text:span text:style-name="T1">odificateur :</text:span><text:span text:style-name="T3"> </text:span><text:span text:style-name="T5">Axel MOURILLON</text:span><text:span text:style-name="T3"> – </text:span><text:span text:style-name="T5">Chef de projet</text:span></text:p>
      <text:p text:style-name="P9">📅 <text:span text:style-name="T1">Date de modification : </text:span><text:span text:style-name="T6">0</text:span><text:span text:style-name="T5">5</text:span><text:span text:style-name="T2">/02</text:span><text:span text:style-name="T3">/2025</text:span></text:p>
      <text:p text:style-name="P10"><text:span text:style-name="T3">🔄 Version : </text:span><text:span text:style-name="T7">2.0</text:span></text:p>
      <text:p text:style-name="P11"/>
      <text:section text:style-name="Sect1" text:name="Section2">
        <text:p text:style-name="P12"><draw:frame draw:style-name="fr2" draw:name="Image2" text:anchor-type="as-char" svg:y="-0.728cm" svg:width="5.89cm" svg:height="1.669cm" draw:z-index="21"><draw:image xlink:href="Pictures/10000001000001F50000008E4017BDF6.png" xlink:type="simple" xlink:show="embed" xlink:actuate="onLoad" draw:mime-type="image/png"/></draw:frame></text:p>
        <text:p text:style-name="P13"><draw:frame draw:style-name="fr3" draw:name="Image3" text:anchor-type="as-char" svg:y="-0.466cm" svg:width="6.246cm" svg:height="1.725cm" draw:z-index="22"><draw:image xlink:href="Pictures/10000001000002030000007FE924B9FE.png" xlink:type="simple" xlink:show="embed" xlink:actuate="onLoad" draw:mime-type="image/png"/></draw:frame></text:p>
      </text:section>
      <text:p text:style-name="P14"/>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5">Table des matières</text:p>
          </text:index-title>
          <text:p text:style-name="P16"><text:a xlink:type="simple" xlink:href="#__RefHeading___Toc395_377169772" text:style-name="Index_20_Link" text:visited-style-name="Index_20_Link">I. Introduction au document<text:tab/>2</text:a></text:p>
          <text:p text:style-name="P16"><text:a xlink:type="simple" xlink:href="#__RefHeading___Toc395_377169772%20Copie%202" text:style-name="Index_20_Link" text:visited-style-name="Index_20_Link">II. Définition d’un objet<text:tab/>3</text:a></text:p>
          <text:p text:style-name="P16"><text:a xlink:type="simple" xlink:href="#__RefHeading___Toc395_377169772%20Copie%201" text:style-name="Index_20_Link" text:visited-style-name="Index_20_Link">III. <text:s/>Intégrations possibles et éthiques<text:tab/>4</text:a></text:p>
          <text:p text:style-name="P17"><text:a xlink:type="simple" xlink:href="#__RefHeading___Toc399_377169772%20Copie%204%20Copie%201%20Copie%202%20Copie%201" text:style-name="Index_20_Link" text:visited-style-name="Index_20_Link">A) Merchandising Wizards &amp; Dice<text:tab/>4</text:a></text:p>
          <text:p text:style-name="P18"><text:a xlink:type="simple" xlink:href="#__RefHeading___Toc554_377169772%20Copie%201%20Copie%203%20Copie%201%20Copie%201" text:style-name="Index_20_Link" text:visited-style-name="Index_20_Link">1/ Textile<text:tab/>4</text:a></text:p>
          <text:p text:style-name="P18"><text:a xlink:type="simple" xlink:href="#__RefHeading___Toc554_377169772%20Copie%201%20Copie%201%20Copie%202%20Copie%201" text:style-name="Index_20_Link" text:visited-style-name="Index_20_Link">2/ JDR<text:tab/>4</text:a></text:p>
          <text:p text:style-name="P18"><text:a xlink:type="simple" xlink:href="#__RefHeading___Toc554_377169772%20Copie%201%20Copie%201%20Copie%202%20Copie%201%20Copie%201" text:style-name="Index_20_Link" text:visited-style-name="Index_20_Link">3/ Gravure<text:tab/>4</text:a></text:p>
          <text:p text:style-name="P18"><text:a xlink:type="simple" xlink:href="#__RefHeading___Toc554_377169772%20Copie%201%20Copie%201%20Copie%202%20Copie%201%20Copie%202" text:style-name="Index_20_Link" text:visited-style-name="Index_20_Link">4/ Décoration<text:tab/>5</text:a></text:p>
          <text:p text:style-name="P17"><text:a xlink:type="simple" xlink:href="#__RefHeading___Toc399_377169772%20Copie%204%20Copie%201%20Copie%202%20Copie%201%20Copie%201" text:style-name="Index_20_Link" text:visited-style-name="Index_20_Link">B) Produit classique (drop shiping)<text:tab/>5</text:a></text:p>
          <text:p text:style-name="P18"><text:a xlink:type="simple" xlink:href="#__RefHeading___Toc554_377169772%20Copie%201%20Copie%203%20Copie%201%20Copie%201%20Copie%201" text:style-name="Index_20_Link" text:visited-style-name="Index_20_Link">1/ Objet JDR<text:tab/>5</text:a></text:p>
          <text:p text:style-name="P18"><text:a xlink:type="simple" xlink:href="#__RefHeading___Toc554_377169772%20Copie%201%20Copie%201%20Copie%202%20Copie%201%20Copie%204" text:style-name="Index_20_Link" text:visited-style-name="Index_20_Link">2/ Jeux de société (les jeux de rôle les plus populaires)<text:tab/>5</text:a></text:p>
          <text:p text:style-name="P18"><text:a xlink:type="simple" xlink:href="#__RefHeading___Toc554_377169772%20Copie%201%20Copie%201%20Copie%202%20Copie%201%20Copie%204%20Copie%201" text:style-name="Index_20_Link" text:visited-style-name="Index_20_Link">3/ Livre<text:tab/>5</text:a></text:p>
          <text:p text:style-name="P18"><text:a xlink:type="simple" xlink:href="#__RefHeading___Toc554_377169772%20Copie%201%20Copie%201%20Copie%202%20Copie%201%20Copie%204%20Copie%202" text:style-name="Index_20_Link" text:visited-style-name="Index_20_Link">4/ Cosplay<text:tab/>6</text:a></text:p>
          <text:p text:style-name="P18"><text:a xlink:type="simple" xlink:href="#__RefHeading___Toc554_377169772%20Copie%201%20Copie%201%20Copie%202%20Copie%201%20Copie%204%20Copie%203" text:style-name="Index_20_Link" text:visited-style-name="Index_20_Link">5/ Textile<text:tab/>6</text:a></text:p>
          <text:p text:style-name="P18"><text:a xlink:type="simple" xlink:href="#__RefHeading___Toc554_377169772%20Copie%201%20Copie%201%20Copie%202%20Copie%201%20Copie%204%20Copie%204" text:style-name="Index_20_Link" text:visited-style-name="Index_20_Link">6/ Accessoire<text:tab/>6</text:a></text:p>
          <text:p text:style-name="P18"><text:a xlink:type="simple" xlink:href="#__RefHeading___Toc554_377169772%20Copie%201%20Copie%201%20Copie%202%20Copie%201%20Copie%204%20Copie%204%20Copie%201" text:style-name="Index_20_Link" text:visited-style-name="Index_20_Link">7/ Figurine<text:tab/>6</text:a></text:p>
          <text:p text:style-name="P18"><text:a xlink:type="simple" xlink:href="#__RefHeading___Toc554_377169772%20Copie%201%20Copie%201%20Copie%202%20Copie%201%20Copie%204%20Copie%204%20Copie%202" text:style-name="Index_20_Link" text:visited-style-name="Index_20_Link">8/ Décoration/autre<text:tab/>6</text:a></text:p>
          <text:p text:style-name="P17"><text:a xlink:type="simple" xlink:href="#__RefHeading___Toc399_377169772%20Copie%204%20Copie%201%20Copie%202%20Copie%201%20Copie%201%20Copie%201" text:style-name="Index_20_Link" text:visited-style-name="Index_20_Link">C) Produits personnalisés<text:tab/>6</text:a></text:p>
          <text:p text:style-name="P18"><text:a xlink:type="simple" xlink:href="#__RefHeading___Toc554_377169772%20Copie%201%20Copie%203%20Copie%201%20Copie%201%20Copie%201%20Copie%201" text:style-name="Index_20_Link" text:visited-style-name="Index_20_Link">1/ Textile<text:tab/>6</text:a></text:p>
          <text:p text:style-name="P18"><text:a xlink:type="simple" xlink:href="#__RefHeading___Toc554_377169772%20Copie%201%20Copie%201%20Copie%202%20Copie%201%20Copie%204%20Copie%205" text:style-name="Index_20_Link" text:visited-style-name="Index_20_Link">2/ Figurine<text:tab/>7</text:a></text:p>
          <text:p text:style-name="P18"><text:a xlink:type="simple" xlink:href="#__RefHeading___Toc554_377169772%20Copie%201%20Copie%201%20Copie%202%20Copie%201%20Copie%204%20Copie%205%20Copie%201" text:style-name="Index_20_Link" text:visited-style-name="Index_20_Link">3/ Gravures<text:tab/>7</text:a></text:p>
          <text:p text:style-name="P17"><text:a xlink:type="simple" xlink:href="#__RefHeading___Toc399_377169772%20Copie%204%20Copie%201%20Copie%202%20Copie%201%20Copie%201%20Copie%201%20Copie%201" text:style-name="Index_20_Link" text:visited-style-name="Index_20_Link">D) Philosophie et éthique<text:tab/>7</text:a></text:p>
          <text:p text:style-name="P18"><text:a xlink:type="simple" xlink:href="#__RefHeading___Toc554_377169772%20Copie%201%20Copie%201%20Copie%202%20Copie%201%20Copie%204%20Copie%205%20Copie%202%20Copie%201" text:style-name="Index_20_Link" text:visited-style-name="Index_20_Link">1/ Création d’artisans locaux<text:tab/>7</text:a></text:p>
          <text:p text:style-name="P18"><text:a xlink:type="simple" xlink:href="#__RefHeading___Toc554_377169772%20Copie%201%20Copie%201%20Copie%202%20Copie%201%20Copie%204%20Copie%205%20Copie%202%20Copie%202" text:style-name="Index_20_Link" text:visited-style-name="Index_20_Link">2/ Produit français<text:tab/>7</text:a></text:p>
          <text:p text:style-name="P18"><text:a xlink:type="simple" xlink:href="#__RefHeading___Toc554_377169772%20Copie%201%20Copie%201%20Copie%202%20Copie%201%20Copie%204%20Copie%205%20Copie%202%20Copie%202%20Copie%201" text:style-name="Index_20_Link" text:visited-style-name="Index_20_Link">3/ Support homebrew<text:tab/>7</text:a></text:p>
          <text:p text:style-name="P16"><text:a xlink:type="simple" xlink:href="#__RefHeading___Toc395_377169772%20Copie%201%20Copie%201" text:style-name="Index_20_Link" text:visited-style-name="Index_20_Link">IV. <text:s/>Proposition de priorité de produits<text:tab/>8</text:a></text:p>
          <text:p text:style-name="P17"><text:a xlink:type="simple" xlink:href="#__RefHeading___Toc399_377169772%20Copie%204%20Copie%201%20Copie%202%20Copie%201%20Copie%202" text:style-name="Index_20_Link" text:visited-style-name="Index_20_Link">A) Catalogue principale du site<text:tab/>8</text:a></text:p>
          <text:p text:style-name="P17"><text:a xlink:type="simple" xlink:href="#__RefHeading___Toc399_377169772%20Copie%204%20Copie%201%20Copie%202%20Copie%201%20Copie%202%20Copie%201" text:style-name="Index_20_Link" text:visited-style-name="Index_20_Link">B) Catalogue secondaire<text:tab/>8</text:a></text:p>
        </text:index-body>
      </text:table-of-content>
      <text:p text:style-name="P19"/>
      <text:p text:style-name="P19"/>
      <text:p text:style-name="P19"/>
      <text:list text:style-name="L1">
        <text:list-item>
          <text:p text:style-name="P20"><text:bookmark-start text:name="__RefHeading___Toc395_377169772"/>Introduction au document<text:bookmark-end text:name="__RefHeading___Toc395_377169772"/></text:p>
        </text:list-item>
      </text:list>
      <text:p text:style-name="P21"/>
      <text:p text:style-name="P22"><text:tab/>Dans ce document, nous allons retrouver en priorité le catalogue du site. Mais nous allons aussi retrouver le futur template que nous allons utiliser pour définir les caractéristiques d’un objet vendu sur notre site. Ce template a pour but de faciliter l’insertion de ces futurs produits sur le site.</text:p>
      <text:p text:style-name="P22"/>
      <text:p text:style-name="P22"><text:tab/>Dans un deuxième temps, nous allons retrouver le catalogue du site en fonction du type de produit, si c’est du marché W&amp;D ou du marché classique ou personnalisé <text:s/>etc. C’est la liste exhaustive des produits que l’on pourrait proposer sur le site.</text:p>
      <text:p text:style-name="P22"/>
      <text:p text:style-name="P22"><text:tab/>Et dans un troisième temps, nous pourrons trouver la liste des objets sélectionnés pour aller sur le site en fonction de leur priorité, s’ ils sont obligatoires à mettre ou si c’est vraiment quelque chose de facultatif. </text:p>
      <text:p text:style-name="P21"/>
      <text:p text:style-name="P21"/>
      <text:list text:continue-numbering="true" text:style-name="L1">
        <text:list-item>
          <text:p text:style-name="P23"><text:bookmark-start text:name="__RefHeading___Toc395_377169772 Copie 2"/>Définition d’un <text:span text:style-name="T8">produit</text:span><text:bookmark-end text:name="__RefHeading___Toc395_377169772 Copie 2"/></text:p>
        </text:list-item>
      </text:list>
      <text:p text:style-name="P21"/>
      <text:p text:style-name="P24"><text:span text:style-name="T9">Introduction de la section :</text:span><text:span text:style-name="T1"> </text:span></text:p>
      <text:p text:style-name="P24"><text:span text:style-name="T10"><text:tab/>Cette section </text:span><text:span text:style-name="T7">aborde la définition d’un produit, c’est-à-dire quels caractéristiques doit il présenter pour assurer un suivi rigoureux et une mise en vente sans encombre. </text:span><text:span text:style-name="T11">Ces informations pourront servir à l’élaboration d’un template </text:span><text:span text:style-name="T12">répertoriant les produits proposés par notre site.</text:span></text:p>
      <text:p text:style-name="P24"/>
      <text:p text:style-name="P25">Proposion de template :</text:p>
      <text:p text:style-name="P26"/>
      <text:p text:style-name="P26">Nom de l’objet : </text:p>
      <text:p text:style-name="P26">Description : </text:p>
      <text:p text:style-name="P26">Image : </text:p>
      <text:p text:style-name="P27">Fournisseur : </text:p>
      <text:p text:style-name="P28">Étude d<text:span text:style-name="T13">u produit vis-à-vis</text:span> <text:span text:style-name="T13">du </text:span>prix <text:span text:style-name="T13">chez le </text:span>fournisseur, <text:span text:style-name="T13">du </text:span>prix de la livraison, <text:span text:style-name="T13">du </text:span>prix du marché, <text:span text:style-name="T13">du </text:span>prix de vente <text:span text:style-name="T13">chez nous</text:span> <text:span text:style-name="T13">⇒ On en tire donc la marge </text:span></text:p>
      <text:p text:style-name="P26">Méthode de vente utilisée : </text:p>
      <text:p text:style-name="P29"/>
      <text:p text:style-name="P30"/>
      <text:p text:style-name="P30"/>
      <text:list xml:id="list172029682132988" text:continue-numbering="true" text:style-name="L1">
        <text:list-item>
          <text:p text:style-name="P31"><text:bookmark-start text:name="__RefHeading___Toc395_377169772 Copie 1"/><text:s/>Intégrations <text:span text:style-name="T14">possibles et éthiques</text:span><text:bookmark-end text:name="__RefHeading___Toc395_377169772 Copie 1"/></text:p>
        </text:list-item>
      </text:list>
      <text:p text:style-name="P32"/>
      <text:p text:style-name="P24"><text:span text:style-name="T9">Introduction de la section :</text:span><text:span text:style-name="T1"> </text:span></text:p>
      <text:p text:style-name="P33"><text:tab/>Cette section <text:span text:style-name="T15">regroupe les</text:span> objets <text:span text:style-name="T15">qu’il est possible de proposer</text:span> sur le site en fonction de leur type, <text:span text:style-name="T15">ainsi quelques idées générales qui guideront certains de nos choix commerciaux et marketing</text:span></text:p>
      <text:list text:style-name="L2">
        <text:list-item>
          <text:p text:style-name="P34"><text:span text:style-name="T1">Produits Wizards &amp; Dice : </text:span><text:span text:style-name="T16">rassemble l’ensemble des produits que nous pouvons proposés par nos propres moyens, avec notre logo dessus ou un image que nous aurons créée par exemple</text:span></text:p>
        </text:list-item>
        <text:list-item>
          <text:p text:style-name="P35"><text:span text:style-name="T1">Produits issus de drop shiping : </text:span><text:span text:style-name="T16">rassemble </text:span><text:span text:style-name="T17">les </text:span><text:span text:style-name="T18">p</text:span><text:span text:style-name="T19">roduit</text:span><text:span text:style-name="T17">s</text:span><text:span text:style-name="T19"> pour lesquels nous ne seront que des revendeurs (nous les achèterons pour les revendre)</text:span></text:p>
        </text:list-item>
        <text:list-item>
          <text:p text:style-name="P35"><text:bookmark-start text:name="__RefHeading___Toc399_377169772 Copie 4 Copie 1 Copie 2 Copie 1 Copie 1 Copie 1 Copie 2"/><text:span text:style-name="T20">Produit</text:span><text:span text:style-name="T21">s</text:span><text:span text:style-name="T20"> personnalis</text:span><text:span text:style-name="T17">ables</text:span><text:span text:style-name="T18"> : </text:span><text:span text:style-name="T16">rassemble </text:span><text:span text:style-name="T17">les </text:span><text:span text:style-name="T18">p</text:span><text:span text:style-name="T19">roduit</text:span><text:span text:style-name="T17">s</text:span><text:span text:style-name="T19"> pour lesquels </text:span><text:span text:style-name="T17">un service de personnalisation pourraient être proprosés</text:span><text:bookmark-end text:name="__RefHeading___Toc399_377169772 Copie 4 Copie 1 Copie 2 Copie 1 Copie 1 Copie 1 Copie 2"/></text:p>
        </text:list-item>
        <text:list-item>
          <text:p text:style-name="P36"><text:span text:style-name="T18">&lt;Titre</text:span><text:span text:style-name="T22">D</text:span><text:span text:style-name="T18">&gt; : [Corps de texte]</text:span></text:p>
        </text:list-item>
      </text:list>
      <text:p text:style-name="P24"/>
      <text:p text:style-name="P37"><text:span text:style-name="T23"/></text:p>
      <text:list xml:id="list3867358657" text:style-name="L3">
        <text:list-item>
          <text:p text:style-name="P38"><text:bookmark-start text:name="__RefHeading___Toc399_377169772 Copie 4 Copie 1 Copie 2 Copie 1"/><text:span text:style-name="T24">Produits </text:span>Wizards &amp; Dice<text:bookmark-end text:name="__RefHeading___Toc399_377169772 Copie 4 Copie 1 Copie 2 Copie 1"/></text:p>
        </text:list-item>
      </text:list>
      <text:p text:style-name="P32"/>
      <text:list xml:id="list3971731625" text:style-name="L4">
        <text:list-item text:start-value="1">
          <text:p text:style-name="P39"><text:bookmark-start text:name="__RefHeading___Toc554_377169772 Copie 1 Copie 3 Copie 1 Copie 1"/>Textile <text:span text:style-name="T24">et habillement</text:span><text:bookmark-end text:name="__RefHeading___Toc554_377169772 Copie 1 Copie 3 Copie 1 Copie 1"/></text:p>
        </text:list-item>
      </text:list>
      <text:p text:style-name="P40"/>
      <text:list text:style-name="L5">
        <text:list-item>
          <text:p text:style-name="P41">Tee-shirt </text:p>
        </text:list-item>
        <text:list-item>
          <text:p text:style-name="P42"><text:span text:style-name="T25">P</text:span><text:span text:style-name="T18">ull</text:span></text:p>
        </text:list-item>
        <text:list-item>
          <text:p text:style-name="P41">Veste </text:p>
        </text:list-item>
        <text:list-item>
          <text:p text:style-name="P42"><text:span text:style-name="T25">B</text:span><text:span text:style-name="T18">onnet</text:span></text:p>
        </text:list-item>
        <text:list-item>
          <text:p text:style-name="P42"><text:span text:style-name="T25">C</text:span><text:span text:style-name="T18">haussettes </text:span></text:p>
        </text:list-item>
        <text:list-item>
          <text:p text:style-name="P41">Chaussure </text:p>
        </text:list-item>
        <text:list-item>
          <text:p text:style-name="P42"><text:span text:style-name="T25">S</text:span><text:span text:style-name="T18">ac à dés</text:span></text:p>
        </text:list-item>
        <text:list-item>
          <text:p text:style-name="P42"><text:span text:style-name="T25">S</text:span><text:span text:style-name="T18">ac à dos </text:span></text:p>
        </text:list-item>
        <text:list-item>
          <text:p text:style-name="P42"><text:span text:style-name="T26">C</text:span><text:span text:style-name="T27">asquette</text:span></text:p>
        </text:list-item>
      </text:list>
      <text:p text:style-name="P32"/>
      <text:p text:style-name="P32"/>
      <text:list xml:id="list172029474190359" text:continue-list="list3971731625" text:style-name="L4">
        <text:list-item>
          <text:p text:style-name="P39"><text:bookmark-start text:name="__RefHeading___Toc554_377169772 Copie 1 Copie 1 Copie 2 Copie 1"/><text:span text:style-name="T24">Matériel de</text:span><text:span text:style-name="T28">stiné au</text:span><text:span text:style-name="T24"> jeu de rôle</text:span><text:bookmark-end text:name="__RefHeading___Toc554_377169772 Copie 1 Copie 1 Copie 2 Copie 1"/></text:p>
        </text:list-item>
      </text:list>
      <text:p text:style-name="P40"/>
      <text:list text:style-name="L6">
        <text:list-item>
          <text:p text:style-name="P43"><text:span text:style-name="T25">J</text:span><text:span text:style-name="T18">eu de cartes</text:span></text:p>
        </text:list-item>
        <text:list-item>
          <text:p text:style-name="P44"><text:span text:style-name="T24">Notre h</text:span>ome brew : l’Étincelle, <text:span text:style-name="T24">qui sera un "Dungeon&amp;Dragons-like" calibré </text:span>pour les débutants <text:span text:style-name="T24">du jeu de rôle</text:span></text:p>
        </text:list-item>
        <text:list-item>
          <text:p text:style-name="P43"><text:span text:style-name="T26">D</text:span>és aux couleurs de W&amp;D</text:p>
        </text:list-item>
      </text:list>
      <text:p text:style-name="P24"><text:span text:style-name="T1"/></text:p>
      <text:p text:style-name="P45"/>
      <text:list text:continue-list="list172029474190359" text:style-name="L4">
        <text:list-item>
          <text:p text:style-name="P46"><text:bookmark-start text:name="__RefHeading___Toc554_377169772 Copie 1 Copie 1 Copie 2 Copie 1 Copie 1"/>Produits dérivés<text:bookmark-end text:name="__RefHeading___Toc554_377169772 Copie 1 Copie 1 Copie 2 Copie 1 Copie 1"/></text:p>
        </text:list-item>
      </text:list>
      <text:p text:style-name="P47"><text:span text:style-name="T18"/></text:p>
      <text:list text:style-name="L7">
        <text:list-item>
          <text:p text:style-name="P48"><text:span text:style-name="T25">S</text:span><text:span text:style-name="T18">ous-verre </text:span></text:p>
        </text:list-item>
        <text:list-item>
          <text:p text:style-name="P48"><text:span text:style-name="T25">L</text:span><text:span text:style-name="T18">ivre/cahier avec page blanche </text:span></text:p>
        </text:list-item>
        <text:list-item>
          <text:p text:style-name="P48"><text:span text:style-name="T25">T</text:span><text:span text:style-name="T18">asse</text:span></text:p>
        </text:list-item>
        <text:list-item>
          <text:p text:style-name="P49">Boîte à dés gravée au logo W&amp;D</text:p>
        </text:list-item>
        <text:list-item>
          <text:p text:style-name="P49"><text:soft-page-break/>Porte-dés</text:p>
        </text:list-item>
        <text:list-item>
          <text:p text:style-name="P48"><text:span text:style-name="T25">C</text:span><text:span text:style-name="T18">hope médiévale</text:span></text:p>
        </text:list-item>
        <text:list-item>
          <text:p text:style-name="P48"><text:span text:style-name="T25">S</text:span><text:span text:style-name="T18">tickers</text:span></text:p>
        </text:list-item>
        <text:list-item>
          <text:p text:style-name="P48"><text:span text:style-name="T25">P</text:span><text:span text:style-name="T18">ins</text:span></text:p>
        </text:list-item>
        <text:list-item>
          <text:p text:style-name="P49">Stylos, <text:span text:style-name="T24">crayons </text:span>ou plumes </text:p>
        </text:list-item>
      </text:list>
      <text:list text:style-name="L8">
        <text:list-item>
          <text:p text:style-name="P50">Affiche<text:span text:style-name="T24">s</text:span></text:p>
        </text:list-item>
      </text:list>
      <text:p text:style-name="P47"><text:bookmark text:name="__RefHeading___Toc9867_2796278042"/></text:p>
      <text:p text:style-name="P45"/>
      <text:list xml:id="list172028296008744" text:continue-list="list3867358657" text:style-name="L3">
        <text:list-item>
          <text:p text:style-name="P51"><text:bookmark-start text:name="__RefHeading___Toc399_377169772 Copie 4 Copie 1 Copie 2 Copie 1 Copie 1"/>Produit<text:span text:style-name="T29">s</text:span> <text:span text:style-name="T29">issus de </text:span>drop shiping <text:bookmark-end text:name="__RefHeading___Toc399_377169772 Copie 4 Copie 1 Copie 2 Copie 1 Copie 1"/></text:p>
        </text:list-item>
      </text:list>
      <text:p text:style-name="P45"/>
      <text:list xml:id="list3543472850" text:style-name="L9">
        <text:list-item text:start-value="1">
          <text:p text:style-name="P52"><text:bookmark-start text:name="__RefHeading___Toc554_377169772 Copie 1 Copie 3 Copie 1 Copie 1 Copie 1"/><text:span text:style-name="T24">Matériel de</text:span><text:span text:style-name="T28">stiné au</text:span><text:span text:style-name="T24"> jeu de rôle</text:span> <text:bookmark-end text:name="__RefHeading___Toc554_377169772 Copie 1 Copie 3 Copie 1 Copie 1 Copie 1"/></text:p>
        </text:list-item>
      </text:list>
      <text:p text:style-name="P53"/>
      <text:list text:style-name="L10">
        <text:list-item>
          <text:p text:style-name="P54"><text:span text:style-name="T30">D</text:span>ès (D4, D6, D8, D10, D12, D20 et D100) : lumineux, en métal, dès connectées ?</text:p>
        </text:list-item>
        <text:list-item>
          <text:p text:style-name="P54"><text:span text:style-name="T30">C</text:span>arte <text:span text:style-name="T28">et/ou plan</text:span></text:p>
        </text:list-item>
        <text:list-item>
          <text:p text:style-name="P54">Kit d’initiation </text:p>
        </text:list-item>
        <text:list-item>
          <text:p text:style-name="P54"><text:span text:style-name="T30">L</text:span>ivre de règles </text:p>
        </text:list-item>
        <text:list-item>
          <text:p text:style-name="P54"><text:span text:style-name="T30">F</text:span>iche de personnage </text:p>
        </text:list-item>
        <text:list-item>
          <text:p text:style-name="P54">Écran du maître du jeu</text:p>
        </text:list-item>
        <text:list-item>
          <text:p text:style-name="P54">Decks de cartes d’événements aléatoires</text:p>
        </text:list-item>
        <text:list-item>
          <text:p text:style-name="P54">Marqueurs de condition pour miniatures DND </text:p>
        </text:list-item>
      </text:list>
      <text:list text:style-name="L11">
        <text:list-item>
          <text:p text:style-name="P55"><text:span text:style-name="T28">Produit</text:span><text:span text:style-name="T31">s liés à</text:span><text:span text:style-name="T28"> </text:span>Dungeons &amp; Dragons</text:p>
        </text:list-item>
        <text:list-item>
          <text:p text:style-name="P56"><text:span text:style-name="T32">Produit</text:span><text:span text:style-name="T33">s</text:span><text:span text:style-name="T32"> </text:span><text:span text:style-name="T33">liés à </text:span><text:span text:style-name="T25">Pathfinder</text:span></text:p>
        </text:list-item>
      </text:list>
      <text:p text:style-name="P57"><text:span text:style-name="T18"/></text:p>
      <text:p text:style-name="P58"/>
      <text:list xml:id="list172027915036188" text:continue-list="list3543472850" text:style-name="L9">
        <text:list-item>
          <text:p text:style-name="P59"><text:bookmark-start text:name="__RefHeading___Toc554_377169772 Copie 1 Copie 1 Copie 2 Copie 1 Copie 4 Copie 6"/>Produits dérivés<text:bookmark-end text:name="__RefHeading___Toc554_377169772 Copie 1 Copie 1 Copie 2 Copie 1 Copie 4 Copie 6"/></text:p>
        </text:list-item>
      </text:list>
      <text:p text:style-name="P60"/>
      <text:list text:style-name="L12">
        <text:list-item>
          <text:p text:style-name="P61">Spinner de dés </text:p>
        </text:list-item>
        <text:list-item>
          <text:p text:style-name="P61"><text:span text:style-name="T30">T</text:span>ablette alimentée</text:p>
        </text:list-item>
        <text:list-item>
          <text:p text:style-name="P61">Props : parchemins, lettres ou objets symboliques liés à l’intrigue.</text:p>
        </text:list-item>
        <text:list-item>
          <text:p text:style-name="P61">Tableau effaçable </text:p>
        </text:list-item>
        <text:list-item>
          <text:p text:style-name="P61">Jetons de combat</text:p>
        </text:list-item>
        <text:list-item>
          <text:p text:style-name="P61"><text:span text:style-name="T28">Play</text:span>list de musiques immersives préconstruites.</text:p>
        </text:list-item>
        <text:list-item>
          <text:p text:style-name="P61"><text:span text:style-name="T30">S</text:span>ac à dés</text:p>
        </text:list-item>
        <text:list-item>
          <text:p text:style-name="P61"><text:span text:style-name="T30">S</text:span>ac à dos</text:p>
        </text:list-item>
        <text:list-item>
          <text:p text:style-name="P61">Bougies thématiques aux senteurs immersives </text:p>
        </text:list-item>
        <text:list-item>
          <text:p text:style-name="P61">Piste de dés</text:p>
        </text:list-item>
        <text:list-item>
          <text:p text:style-name="P61">Présentoir à dés </text:p>
        </text:list-item>
        <text:list-item>
          <text:p text:style-name="P61"><text:span text:style-name="T30">C</text:span>offre au trésor</text:p>
        </text:list-item>
        <text:list-item>
          <text:p text:style-name="P61"><text:span text:style-name="T30">T</text:span>our à dés ;</text:p>
        </text:list-item>
        <text:list-item>
          <text:p text:style-name="P61"><text:span text:style-name="T30">K</text:span>it de calligraphie </text:p>
        </text:list-item>
        <text:list-item>
          <text:p text:style-name="P61"><text:span text:style-name="T30">S</text:span>ceaux à cacheter ;</text:p>
        </text:list-item>
        <text:list-item>
          <text:p text:style-name="P61"><text:span text:style-name="T30">P</text:span>otion</text:p>
        </text:list-item>
        <text:list-item>
          <text:p text:style-name="P62">Marqueurs de condition pour miniatures DND <text:span text:style-name="T18"/></text:p>
        </text:list-item>
        <text:list-item>
          <text:p text:style-name="P63"><text:span text:style-name="T34">T</text:span><text:span text:style-name="T25">asse/mug </text:span></text:p>
        </text:list-item>
        <text:list-item>
          <text:p text:style-name="P62"><text:span text:style-name="T35">Figurine à</text:span> peindre</text:p>
        </text:list-item>
        <text:list-item>
          <text:p text:style-name="P62"><text:span text:style-name="T35">Figurine à</text:span> construire</text:p>
        </text:list-item>
        <text:list-item>
          <text:p text:style-name="P64"><text:span text:style-name="T36">Figurine prête à exposer</text:span><text:span text:style-name="T18"/></text:p>
        </text:list-item>
        <text:list-item>
          <text:p text:style-name="P65"><text:span text:style-name="T37">A</text:span>ffiche</text:p>
        </text:list-item>
        <text:list-item>
          <text:p text:style-name="P65">Jouets ou puzzles</text:p>
        </text:list-item>
        <text:list-item>
          <text:p text:style-name="P65"><text:span text:style-name="T37">P</text:span>eluche</text:p>
        </text:list-item>
        <text:list-item>
          <text:p text:style-name="P65"><text:span text:style-name="T34">C</text:span><text:span text:style-name="T25">handelier </text:span></text:p>
        </text:list-item>
      </text:list>
      <text:p text:style-name="P66"><text:soft-page-break/></text:p>
      <text:p text:style-name="P66"/>
      <text:list xml:id="list172030025082901" text:continue-list="list172027915036188" text:style-name="L9">
        <text:list-item>
          <text:p text:style-name="P67"><text:bookmark-start text:name="__RefHeading___Toc554_377169772 Copie 1 Copie 1 Copie 2 Copie 1 Copie 4 Copie 1"/>Livre<text:bookmark-end text:name="__RefHeading___Toc554_377169772 Copie 1 Copie 1 Copie 2 Copie 1 Copie 4 Copie 1"/></text:p>
        </text:list-item>
      </text:list>
      <text:p text:style-name="P68"/>
      <text:list text:style-name="L13">
        <text:list-item>
          <text:p text:style-name="P69"><text:span text:style-name="T1">Livre de fantais</text:span><text:span text:style-name="T38">ie classique (Harry Potter, etc)</text:span></text:p>
        </text:list-item>
        <text:list-item>
          <text:p text:style-name="P70"><text:span text:style-name="T1">Livre de fantaisie de culture geek (The Witcher, etc)</text:span></text:p>
          <text:p text:style-name="P70"><text:span text:style-name="T1">⇒ </text:span><text:span text:style-name="T39">Se tenir au</text:span><text:span text:style-name="T1"> medieval fantaisy</text:span></text:p>
        </text:list-item>
      </text:list>
      <text:p text:style-name="P71"><text:span text:style-name="T18"/></text:p>
      <text:p text:style-name="P66"/>
      <text:list text:continue-list="list172030025082901" text:style-name="L9">
        <text:list-item>
          <text:p text:style-name="P72"><text:bookmark-start text:name="__RefHeading___Toc554_377169772 Copie 1 Copie 1 Copie 2 Copie 1 Copie 4 Copie 2"/>Cosplay, <text:span text:style-name="T40">t</text:span>extile <text:span text:style-name="T24">et habillement</text:span><text:bookmark-end text:name="__RefHeading___Toc554_377169772 Copie 1 Copie 1 Copie 2 Copie 1 Copie 4 Copie 2"/></text:p>
        </text:list-item>
      </text:list>
      <text:p text:style-name="P68"/>
      <text:list text:style-name="L14">
        <text:list-item>
          <text:p text:style-name="P73">Tenue <text:span text:style-name="T40">de cosplay</text:span></text:p>
        </text:list-item>
        <text:list-item>
          <text:p text:style-name="P74"><text:span text:style-name="T37">A</text:span>ccessoire : bracelet, collier</text:p>
        </text:list-item>
        <text:list-item>
          <text:p text:style-name="P74"><text:span text:style-name="T37">A</text:span>rme <text:span text:style-name="T37">factice </text:span>: arc, dague, épée, staff, baguettes magiques</text:p>
        </text:list-item>
        <text:list-item>
          <text:p text:style-name="P74">Perruques</text:p>
        </text:list-item>
        <text:list-item>
          <text:p text:style-name="P75"><text:span text:style-name="T25">Cape</text:span></text:p>
          <text:p text:style-name="P75"><text:span text:style-name="T25">⇒ </text:span><text:span text:style-name="T41">Pour le cosplay, s</text:span><text:span text:style-name="T39">e tenir aux cosplays </text:span><text:span text:style-name="T25">medieval fantaisy</text:span></text:p>
        </text:list-item>
      </text:list>
      <text:list text:style-name="L15">
        <text:list-item>
          <text:p text:style-name="P76">Tee-shirt </text:p>
        </text:list-item>
        <text:list-item>
          <text:p text:style-name="P76"><text:span text:style-name="T37">P</text:span>ull</text:p>
        </text:list-item>
        <text:list-item>
          <text:p text:style-name="P76">Veste </text:p>
        </text:list-item>
        <text:list-item>
          <text:p text:style-name="P76"><text:span text:style-name="T37">B</text:span>onnet</text:p>
        </text:list-item>
      </text:list>
      <text:p text:style-name="P71"><text:span text:style-name="T18"/></text:p>
      <text:p text:style-name="P77"/>
      <text:list xml:id="list172029777941627" text:continue-list="list172028296008744" text:style-name="L3">
        <text:list-item>
          <text:p text:style-name="P78"><text:bookmark-start text:name="__RefHeading___Toc399_377169772 Copie 4 Copie 1 Copie 2 Copie 1 Copie 1 Copie 1"/>Produit<text:span text:style-name="T42">s</text:span> personnalis<text:span text:style-name="T43">ables</text:span><text:bookmark-end text:name="__RefHeading___Toc399_377169772 Copie 4 Copie 1 Copie 2 Copie 1 Copie 1 Copie 1"/></text:p>
        </text:list-item>
      </text:list>
      <text:p text:style-name="P77"/>
      <text:list xml:id="list94607659" text:style-name="L16">
        <text:list-item text:start-value="1">
          <text:p text:style-name="P79"><text:bookmark-start text:name="__RefHeading___Toc554_377169772 Copie 1 Copie 3 Copie 1 Copie 1 Copie 1 Copie 1"/>Textile <text:span text:style-name="T43">et habillement</text:span><text:bookmark-end text:name="__RefHeading___Toc554_377169772 Copie 1 Copie 3 Copie 1 Copie 1 Copie 1 Copie 1"/></text:p>
        </text:list-item>
      </text:list>
      <text:p text:style-name="P80"/>
      <text:list text:style-name="L17">
        <text:list-item>
          <text:p text:style-name="P81">Tee-shirt</text:p>
        </text:list-item>
        <text:list-item>
          <text:p text:style-name="P82"><text:span text:style-name="T44">P</text:span>ull</text:p>
        </text:list-item>
        <text:list-item>
          <text:p text:style-name="P82">Veste </text:p>
        </text:list-item>
        <text:list-item>
          <text:p text:style-name="P82"><text:span text:style-name="T37">B</text:span>onnet</text:p>
        </text:list-item>
        <text:list-item>
          <text:p text:style-name="P83">Casquette</text:p>
        </text:list-item>
      </text:list>
      <text:p text:style-name="P84"/>
      <text:p text:style-name="P84"/>
      <text:list xml:id="list172028048603794" text:continue-list="list94607659" text:style-name="L16">
        <text:list-item>
          <text:p text:style-name="P85"><text:bookmark-start text:name="__RefHeading___Toc554_377169772 Copie 1 Copie 1 Copie 2 Copie 1 Copie 4 Copie 5"/><text:span text:style-name="T43">Produits diverses</text:span><text:bookmark-end text:name="__RefHeading___Toc554_377169772 Copie 1 Copie 1 Copie 2 Copie 1 Copie 4 Copie 5"/></text:p>
        </text:list-item>
      </text:list>
      <text:p text:style-name="P86"><text:span text:style-name="T25"/></text:p>
      <text:list text:style-name="L18">
        <text:list-item>
          <text:p text:style-name="P87"><text:span text:style-name="T17">Figurine 3D (</text:span><text:span text:style-name="T25">nécessite une imprimante 3D</text:span><text:span text:style-name="T17">)</text:span></text:p>
        </text:list-item>
        <text:list-item>
          <text:p text:style-name="P88"><text:span text:style-name="T1">Stickers</text:span></text:p>
        </text:list-item>
        <text:list-item>
          <text:p text:style-name="P88"><text:span text:style-name="T1">Tasse/mug</text:span></text:p>
        </text:list-item>
        <text:list-item>
          <text:p text:style-name="P88"><text:span text:style-name="T1">Pins</text:span></text:p>
        </text:list-item>
      </text:list>
      <text:p text:style-name="P89"><text:span text:style-name="T18"/></text:p>
      <text:p text:style-name="P84"/>
      <text:list xml:id="list172030020284007" text:continue-list="list172028048603794" text:style-name="L16">
        <text:list-item>
          <text:p text:style-name="P90"><text:bookmark-start text:name="__RefHeading___Toc554_377169772 Copie 1 Copie 1 Copie 2 Copie 1 Copie 4 Copie 5 Copie 1"/><text:span text:style-name="T43">Produits gravés</text:span> <text:bookmark-end text:name="__RefHeading___Toc554_377169772 Copie 1 Copie 1 Copie 2 Copie 1 Copie 4 Copie 5 Copie 1"/></text:p>
        </text:list-item>
      </text:list>
      <text:p text:style-name="P89"/>
      <text:list text:style-name="L19">
        <text:list-item>
          <text:p text:style-name="P91">Noms ou motifs gravés sur sous-verres </text:p>
        </text:list-item>
        <text:list-item>
          <text:p text:style-name="P91"><text:span text:style-name="T45">T</text:span>asses </text:p>
        </text:list-item>
        <text:list-item>
          <text:p text:style-name="P91"><text:span text:style-name="T45">C</text:span>arnets</text:p>
        </text:list-item>
        <text:list-item>
          <text:p text:style-name="P91"><text:span text:style-name="T46">D</text:span><text:span text:style-name="T25">és.</text:span></text:p>
        </text:list-item>
      </text:list>
      <text:p text:style-name="P86"><text:span text:style-name="T18"/></text:p>
      <text:p text:style-name="P92"><text:soft-page-break/></text:p>
      <text:list text:continue-list="list172029777941627" text:style-name="L3">
        <text:list-item>
          <text:p text:style-name="P93"><text:bookmark-start text:name="__RefHeading___Toc399_377169772 Copie 4 Copie 1 Copie 2 Copie 1 Copie 1 Copie 1 Copie 1"/>Philosophie et éthique<text:bookmark-end text:name="__RefHeading___Toc399_377169772 Copie 4 Copie 1 Copie 2 Copie 1 Copie 1 Copie 1 Copie 1"/></text:p>
        </text:list-item>
      </text:list>
      <text:p text:style-name="P94"><text:span text:style-name="T18"/></text:p>
      <text:p text:style-name="P95"/>
      <text:list xml:id="list172029925045947" text:continue-list="list172030020284007" text:style-name="L16">
        <text:list-item text:start-value="1">
          <text:p text:style-name="P96"><text:bookmark-start text:name="__RefHeading___Toc554_377169772 Copie 1 Copie 1 Copie 2 Copie 1 Copie 4 Copie 5 Copie 2 Copie 1"/>Création d’artisans locaux <text:bookmark-end text:name="__RefHeading___Toc554_377169772 Copie 1 Copie 1 Copie 2 Copie 1 Copie 4 Copie 5 Copie 2 Copie 1"/></text:p>
        </text:list-item>
      </text:list>
      <text:p text:style-name="P97"><text:span text:style-name="T18"/></text:p>
      <text:list text:style-name="L20">
        <text:list-item>
          <text:p text:style-name="P98">Accessoires de JDR : dés uniques, sacs en cuir faits main pour dés ou accessoires.</text:p>
        </text:list-item>
        <text:list-item>
          <text:p text:style-name="P98">Objets de décoration : statuettes, boîtes à accessoires, chandeliers.</text:p>
        </text:list-item>
        <text:list-item>
          <text:p text:style-name="P98">Props immersifs : lettres scellées à la cire, sceaux personnalisés, cartes dessinées à la main.</text:p>
        </text:list-item>
        <text:list-item>
          <text:p text:style-name="P98">chaussure</text:p>
        </text:list-item>
      </text:list>
      <text:p text:style-name="P97"><text:span text:style-name="T18"/></text:p>
      <text:p text:style-name="P99"><text:tab/>À évaluer selon les partenariats possibles avec des créateurs locaux mais peut etre ne pas le faire si on fait un site maquette</text:p>
      <text:p text:style-name="P97"><text:span text:style-name="T18"/></text:p>
      <text:p text:style-name="P94"><text:span text:style-name="T18"/></text:p>
      <text:p text:style-name="P95"/>
      <text:list xml:id="list172028906522244" text:continue-list="list172029925045947" text:style-name="L16">
        <text:list-item>
          <text:p text:style-name="P100"><text:bookmark-start text:name="__RefHeading___Toc554_377169772 Copie 1 Copie 1 Copie 2 Copie 1 Copie 4 Copie 5 Copie 2 Copie 2"/>Produit <text:span text:style-name="T47">français</text:span><text:bookmark-end text:name="__RefHeading___Toc554_377169772 Copie 1 Copie 1 Copie 2 Copie 1 Copie 4 Copie 5 Copie 2 Copie 2"/></text:p>
        </text:list-item>
      </text:list>
      <text:p text:style-name="P94"/>
      <text:list text:style-name="L21">
        <text:list-item>
          <text:p text:style-name="P101"><text:span text:style-name="T25"/></text:p>
        </text:list-item>
      </text:list>
      <text:p text:style-name="P94"><text:span text:style-name="T18"/></text:p>
      <text:p text:style-name="P102"/>
      <text:list text:continue-list="list172028906522244" text:style-name="L16">
        <text:list-item>
          <text:p text:style-name="P103"><text:bookmark-start text:name="__RefHeading___Toc554_377169772 Copie 1 Copie 1 Copie 2 Copie 1 Copie 4 Copie 5 Copie 2 Copie 2 Copie 1"/>Support homebrew<text:bookmark-end text:name="__RefHeading___Toc554_377169772 Copie 1 Copie 1 Copie 2 Copie 1 Copie 4 Copie 5 Copie 2 Copie 2 Copie 1"/></text:p>
        </text:list-item>
      </text:list>
      <text:p text:style-name="P97"/>
      <text:list text:style-name="L22">
        <text:list-item>
          <text:p text:style-name="P104"><text:span text:style-name="T25">P</text:span><text:span text:style-name="T1">our initier les gens</text:span></text:p>
        </text:list-item>
        <text:list-item>
          <text:p text:style-name="P105"><text:span text:style-name="T48">Par nous </text:span></text:p>
        </text:list-item>
        <text:list-item>
          <text:p text:style-name="P105"><text:span text:style-name="T1">Par les gens</text:span></text:p>
        </text:list-item>
      </text:list>
      <text:p text:style-name="P97"><text:span text:style-name="T18"/></text:p>
      <text:p text:style-name="P97"><text:span text:style-name="T18"/></text:p>
      <text:list text:continue-list="list172029682132988" text:style-name="L1">
        <text:list-item>
          <text:p text:style-name="P106"><text:bookmark-start text:name="__RefHeading___Toc395_377169772 Copie 1 Copie 1"/><text:span text:style-name="T49"><text:s/></text:span><text:span text:style-name="T50">Proposition de p</text:span>riorité de produits<text:bookmark-end text:name="__RefHeading___Toc395_377169772 Copie 1 Copie 1"/></text:p>
        </text:list-item>
      </text:list>
      <text:p text:style-name="P107"/>
      <text:p text:style-name="P108"><text:span text:style-name="T9">Introduction de la section :</text:span><text:span text:style-name="T1"> </text:span></text:p>
      <text:p text:style-name="P109">Cette section &lt;suiteIntro&gt;</text:p>
      <text:list text:style-name="L23">
        <text:list-item>
          <text:p text:style-name="P110"><text:span text:style-name="T1">&lt;TitreA&gt; : </text:span><text:span text:style-name="T18">[Corps de texte]</text:span></text:p>
        </text:list-item>
        <text:list-item>
          <text:p text:style-name="P110"><text:span text:style-name="T1">&lt;TitreB&gt; : </text:span><text:span text:style-name="T18">[Corps de texte]</text:span></text:p>
        </text:list-item>
      </text:list>
      <text:p text:style-name="P107"/>
      <text:p text:style-name="P107"/>
      <text:list xml:id="list173931151" text:style-name="L24">
        <text:list-item>
          <text:p text:style-name="P111"><text:bookmark-start text:name="__RefHeading___Toc399_377169772 Copie 4 Copie 1 Copie 2 Copie 1 Copie 2"/>Catalogue principale du site<text:bookmark-end text:name="__RefHeading___Toc399_377169772 Copie 4 Copie 1 Copie 2 Copie 1 Copie 2"/></text:p>
        </text:list-item>
      </text:list>
      <text:p text:style-name="P108"/>
      <text:list text:style-name="L25">
        <text:list-item>
          <text:p text:style-name="P112">Tee-shirt : w&amp;d + merch</text:p>
        </text:list-item>
        <text:list-item>
          <text:p text:style-name="P112">pull : w&amp;d + merch</text:p>
        </text:list-item>
        <text:list-item>
          <text:p text:style-name="P112">affiche : w&amp;d + merch</text:p>
        </text:list-item>
        <text:list-item>
          <text:p text:style-name="P112">carnets : merch (à voir pour w&amp;d)</text:p>
        </text:list-item>
        <text:list-item>
          <text:p text:style-name="P112">dès (D4, D6, D8, D10, D12, D20 et D100) : merch</text:p>
        </text:list-item>
        <text:list-item>
          <text:p text:style-name="P112">Kit d’ initiation : merch</text:p>
        </text:list-item>
        <text:list-item>
          <text:p text:style-name="P112">Livre de règles : Merch</text:p>
        </text:list-item>
        <text:list-item>
          <text:p text:style-name="P112">fiche de personnage/template (gratuit/à voir pour les rediriger sur des sites gratuits) : Communautaire</text:p>
        </text:list-item>
        <text:list-item>
          <text:p text:style-name="P112">Écran du maître du jeu : merch</text:p>
        </text:list-item>
        <text:list-item>
          <text:p text:style-name="P112">tasse/mug : merch</text:p>
        </text:list-item>
        <text:list-item>
          <text:p text:style-name="P112">Piste de dés : merch</text:p>
        </text:list-item>
        <text:list-item>
          <text:p text:style-name="P112">Présentoir à dés : merch</text:p>
        </text:list-item>
        <text:list-item>
          <text:p text:style-name="P112">tour à dés : merch</text:p>
        </text:list-item>
        <text:list-item>
          <text:p text:style-name="P112">sac à dés : merch</text:p>
        </text:list-item>
        <text:list-item>
          <text:p text:style-name="P112">Jeux de société autour du JDR :</text:p>
        </text:list-item>
        <text:list-item>
          <text:p text:style-name="P112">pins : merch</text:p>
        </text:list-item>
      </text:list>
      <text:p text:style-name="P113"/>
      <text:p text:style-name="P114"/>
      <text:list text:continue-list="list173931151" text:style-name="L24">
        <text:list-item>
          <text:p text:style-name="P115"><text:bookmark-start text:name="__RefHeading___Toc399_377169772 Copie 4 Copie 1 Copie 2 Copie 1 Copie 2 Copie 1"/>Catalogue <text:span text:style-name="T51">secondaire</text:span><text:bookmark-end text:name="__RefHeading___Toc399_377169772 Copie 4 Copie 1 Copie 2 Copie 1 Copie 2 Copie 1"/></text:p>
        </text:list-item>
      </text:list>
      <text:p text:style-name="P116"/>
      <text:p text:style-name="P116"><text:span text:style-name="T51">À mettre en place après le catalogue principale</text:span></text:p>
      <text:list text:style-name="L26">
        <text:list-item>
          <text:p text:style-name="P117">Kit home brou : à créer </text:p>
        </text:list-item>
        <text:list-item>
          <text:p text:style-name="P117">Kit d’initialisation Home Brew : à créer </text:p>
        </text:list-item>
        <text:list-item>
          <text:p text:style-name="P117">Playlist de musique JDR : à créer </text:p>
        </text:list-item>
        <text:list-item>
          <text:p text:style-name="P117">Jeu de cartes : à créer </text:p>
        </text:list-item>
        <text:list-item>
          <text:p text:style-name="P117">homebrew de l’étincelle (donc JDR pour les débutants) </text:p>
        </text:list-item>
        <text:list-item>
          <text:p text:style-name="P117">figurine : à voir la rentabilité, car pas imprimante 3D </text:p>
        </text:list-item>
        <text:list-item>
          <text:p text:style-name="P117">arme : voir les législations et les permis, sinon go factice </text:p>
        </text:list-item>
        <text:list-item>
          <text:p text:style-name="P117"><text:span text:style-name="T52">Élément personnalisable : se renseigner si c’est rentable ou pas et où le faire.</text:span><text:span text:style-name="T53"><text:line-break/></text:span><text:span text:style-name="T52">Livre : à voir si c’est acheté.</text:span></text:p>
        </text:list-item>
        <text:list-item>
          <text:p text:style-name="P117">Écran du maître du jeu : merch</text:p>
        </text:list-item>
        <text:list-item>
          <text:p text:style-name="P117">tasse/mug : merch</text:p>
        </text:list-item>
        <text:list-item>
          <text:p text:style-name="P117">Piste de dés : merch</text:p>
        </text:list-item>
        <text:list-item>
          <text:p text:style-name="P117">Présentoir à dés : merch</text:p>
        </text:list-item>
        <text:list-item>
          <text:p text:style-name="P117">tour à dés : merch</text:p>
        </text:list-item>
        <text:list-item>
          <text:p text:style-name="P117">sac à dés : merch</text:p>
        </text:list-item>
        <text:list-item>
          <text:p text:style-name="P117">Jeux de société autour du JDR :</text:p>
        </text:list-item>
        <text:list-item>
          <text:p text:style-name="P117">pins : merch</text:p>
        </text:list-item>
      </text:list>
      <text:p text:style-name="P118"/>
      <text:p text:style-name="P108"><text:soft-page-break/></text:p>
      <text:p text:style-name="P108"/>
      <text:p text:style-name="P10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037fa"/>
    </style:style>
    <style:style style:name="MT3" style:family="text">
      <style:text-properties officeooo:rsid="005d3d48"/>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lt;Nom<text:span text:style-name="MT2">D</text:span>u<text:span text:style-name="MT2">D</text:span>ocument&gt;</text:p>
      </style:header>
      <style:footer>
        <text:p text:style-name="MP2"><draw:frame draw:style-name="Mfr2" draw:name="image4.png" text:anchor-type="char" svg:x="-1.154cm" svg:y="-0.46cm" svg:width="11.947cm" svg:height="1.891cm" draw:z-index="11"><draw:image xlink:href="Pictures/100000000000044E000000AD32145E9E.png" xlink:type="simple" xlink:show="embed" xlink:actuate="onLoad" draw:mime-type="image/png"/></draw:frame><text:page-number text:select-page="current">9</text:page-number><text:s/>/ <text:span text:style-name="MT3">10</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05T17:09:05.143000000</dc:date>
    <meta:editing-duration>PT8H57M16S</meta:editing-duration>
    <meta:editing-cycles>85</meta:editing-cycles>
    <meta:document-statistic meta:table-count="0" meta:image-count="7" meta:object-count="0" meta:page-count="11" meta:paragraph-count="211" meta:word-count="1309" meta:character-count="6939" meta:non-whitespace-character-count="5929"/>
  </office:meta>
</office:document-meta>
</file>